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officeooo:rsid="0009f6f4" officeooo:paragraph-rsid="0009f6f4"/>
    </style:style>
    <style:style style:name="P2" style:family="paragraph" style:parent-style-name="Heading_20_2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style:font-name="Liberation Sans" fo:font-size="12pt" officeooo:rsid="0009f6f4" officeooo:paragraph-rsid="000f9f8f" style:font-size-asian="12pt" style:font-size-complex="12pt"/>
    </style:style>
    <style:style style:name="P3" style:family="paragraph" style:parent-style-name="Heading_20_2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style:font-name="Liberation Sans" fo:font-size="12pt" officeooo:rsid="0009f6f4" officeooo:paragraph-rsid="000fd2a7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5" style:family="paragraph" style:parent-style-name="Preformatted_20_Text">
      <loext:graphic-properties draw:fill="solid" draw:fill-color="#dddddd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dddddd" style:writing-mode="lr-tb"/>
    </style:style>
    <style:style style:name="P6" style:family="paragraph" style:parent-style-name="Preformatted_20_Text" style:master-page-name="">
      <loext:graphic-properties draw:fill="solid" draw:fill-color="#dddddd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dddddd" style:writing-mode="lr-tb"/>
    </style:style>
    <style:style style:name="P7" style:family="paragraph" style:parent-style-name="Quotation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8" style:family="paragraph" style:parent-style-name="Heading_20_3">
      <style:paragraph-properties fo:margin-top="0cm" fo:margin-bottom="0cm" style:contextual-spacing="false" fo:line-height="100%" fo:text-align="justify" style:justify-single-word="false"/>
      <style:text-properties style:font-name="Liberation Sans" fo:font-size="12pt" fo:font-weight="normal" officeooo:rsid="0009f6f4" officeooo:paragraph-rsid="00109b2b" style:font-size-asian="12pt" style:font-weight-asian="normal" style:font-size-complex="12pt" style:font-weight-complex="normal"/>
    </style:style>
    <style:style style:name="P9" style:family="paragraph" style:parent-style-name="Preformatted_20_Text">
      <loext:graphic-properties draw:fill="solid" draw:fill-color="#dddddd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dddddd" style:writing-mode="lr-tb"/>
    </style:style>
    <style:style style:name="P10" style:family="paragraph" style:parent-style-name="Preformatted_20_Text">
      <loext:graphic-properties draw:fill="solid" draw:fill-color="#dddddd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dddddd" style:writing-mode="lr-tb"/>
      <style:text-properties style:font-name="Liberation Sans" fo:font-size="12pt" style:font-size-asian="12pt" style:font-size-complex="12pt"/>
    </style:style>
    <style:style style:name="P11" style:family="paragraph" style:parent-style-name="Preformatted_20_Text" style:master-page-name="">
      <loext:graphic-properties draw:fill="solid" draw:fill-color="#dddddd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dddddd" style:writing-mode="lr-tb"/>
    </style:style>
    <style:style style:name="P12" style:family="paragraph" style:parent-style-name="Text_20_body" style:list-style-name="L8">
      <style:paragraph-properties fo:text-align="justify" style:justify-single-word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officeooo:paragraph-rsid="00140e6f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officeooo:rsid="0009f6f4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ans" fo:font-size="12pt" officeooo:rsid="0009f6f4" officeooo:paragraph-rsid="00109b2b" style:font-size-asian="12pt" style:font-size-complex="12pt"/>
    </style:style>
    <style:style style:name="P23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color="#ffffff" loext:opacity="100%" style:font-name="Liberation Sans" fo:font-size="14pt" fo:font-weight="bold" officeooo:paragraph-rsid="00140e6f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color="#ffffff" loext:opacity="100%" style:font-name="Liberation Sans" fo:font-size="14pt" fo:font-weight="bold" officeooo:rsid="0009f6f4" officeooo:paragraph-rsid="00109b2b" style:font-size-asian="14pt" style:font-weight-asian="bold" style:font-size-complex="14pt" style:font-weight-complex="bold"/>
    </style:style>
    <style:style style:name="P25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color="#ffffff" loext:opacity="100%" style:font-name="Liberation Sans" fo:font-size="14pt" fo:font-weight="bold" officeooo:rsid="000e48d5" officeooo:paragraph-rsid="000e48d5" style:font-size-asian="14pt" style:font-weight-asian="bold" style:font-size-complex="14pt" style:font-weight-complex="bold"/>
    </style:style>
    <style:style style:name="P26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/>
      <style:text-properties style:font-name="Liberation Sans" fo:font-size="12pt" officeooo:rsid="0009f6f4" officeooo:paragraph-rsid="00109b2b" style:font-size-asian="12pt" style:font-size-complex="12pt"/>
    </style:style>
    <style:style style:name="P27" style:family="paragraph" style:parent-style-name="Text_20_body" style:list-style-name="L7">
      <style:paragraph-properties fo:margin-top="0cm" fo:margin-bottom="0cm" style:contextual-spacing="false" fo:line-height="100%" fo:text-align="justify" style:justify-single-word="false"/>
      <style:text-properties style:font-name="Liberation Sans" fo:font-size="12pt" officeooo:rsid="0009f6f4" officeooo:paragraph-rsid="00109b2b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ans" fo:font-size="12pt" officeooo:rsid="0009f6f4" officeooo:paragraph-rsid="00109b2b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ans" fo:font-size="12pt" officeooo:rsid="0009f6f4" officeooo:paragraph-rsid="00109b2b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ans" fo:font-size="12pt" officeooo:rsid="0009f6f4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ans" fo:font-size="12pt" fo:font-weight="normal" officeooo:rsid="0009f6f4" officeooo:paragraph-rsid="00109b2b" style:font-size-asian="12pt" style:font-weight-asian="normal" style:font-size-complex="12pt" style:font-weight-complex="normal"/>
    </style:style>
    <style:style style:name="P32" style:family="paragraph" style:parent-style-name="Text_20_body">
      <loext:graphic-properties draw:fill="solid" draw:fill-color="#000000" draw:opacity="100%"/>
      <style:paragraph-properties fo:margin-top="0cm" fo:margin-bottom="0cm" style:contextual-spacing="false" fo:line-height="100%" fo:text-align="justify" style:justify-single-word="false" fo:background-color="#000000"/>
      <style:text-properties fo:color="#ffffff" loext:opacity="100%" style:font-name="Liberation Sans" fo:font-size="14pt" officeooo:rsid="00197084" officeooo:paragraph-rsid="00197084" style:font-size-asian="14pt" style:font-size-complex="14pt"/>
    </style:style>
    <style:style style:name="P33" style:family="paragraph" style:parent-style-name="Text_20_body">
      <loext:graphic-properties draw:fill="solid" draw:fill-color="#000000" draw:opacity="100%"/>
      <style:paragraph-properties fo:margin-top="0cm" fo:margin-bottom="0cm" style:contextual-spacing="false" fo:line-height="100%" fo:text-align="justify" style:justify-single-word="false" fo:background-color="#000000"/>
      <style:text-properties fo:color="#ffffff" loext:opacity="100%" style:font-name="Liberation Sans" fo:font-size="14pt" fo:font-weight="bold" officeooo:rsid="0009f6f4" officeooo:paragraph-rsid="00109b2b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="solid" draw:fill-color="#000000" draw:opacity="100%"/>
      <style:paragraph-properties fo:margin-top="0cm" fo:margin-bottom="0cm" style:contextual-spacing="false" fo:line-height="100%" fo:text-align="justify" style:justify-single-word="false" fo:background-color="#000000"/>
      <style:text-properties fo:color="#ffffff" loext:opacity="100%" style:font-name="Liberation Sans" fo:font-size="14pt" officeooo:rsid="0009f6f4" officeooo:paragraph-rsid="00109b2b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36" style:family="paragraph" style:parent-style-name="Text_20_body" style:list-style-name="L9">
      <style:paragraph-properties fo:margin-top="0cm" fo:margin-bottom="0cm" style:contextual-spacing="false" fo:line-height="100%" fo:text-align="justify" style:justify-single-word="false"/>
    </style:style>
    <style:style style:name="P37" style:family="paragraph" style:parent-style-name="Text_20_body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38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39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0" style:family="paragraph" style:parent-style-name="Text_20_body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1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2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3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4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5" style:family="paragraph" style:parent-style-name="Text_20_body" style:master-page-name="">
      <loext:graphic-properties draw:fill="solid" draw:fill-color="#b2b2b2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b2b2b2"/>
      <style:text-properties style:font-name="Liberation Sans" fo:font-size="12pt" officeooo:rsid="0009f6f4" officeooo:paragraph-rsid="00109b2b" style:font-size-asian="12pt" style:font-size-complex="12pt"/>
    </style:style>
    <style:style style:name="P46" style:family="paragraph" style:parent-style-name="Text_20_body">
      <loext:graphic-properties draw:fill="solid" draw:fill-color="#cccccc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cccccc"/>
      <style:text-properties style:font-name="Liberation Sans" fo:font-size="12pt" officeooo:rsid="0009f6f4" officeooo:paragraph-rsid="00109b2b" style:font-size-asian="12pt" style:font-size-complex="12pt"/>
    </style:style>
    <style:style style:name="P47" style:family="paragraph" style:parent-style-name="Text_20_body" style:master-page-name="">
      <loext:graphic-properties draw:fill="solid" draw:fill-color="#cccccc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style:page-number="auto" fo:background-color="#cccccc"/>
      <style:text-properties style:font-name="Liberation Sans" fo:font-size="12pt" officeooo:rsid="0009f6f4" officeooo:paragraph-rsid="00109b2b" style:font-size-asian="12pt" style:font-size-complex="12pt"/>
    </style:style>
    <style:style style:name="T1" style:family="text">
      <style:text-properties fo:color="#ffffff" loext:opacity="100%" style:font-name="Liberation Sans" fo:font-size="18pt" style:font-size-asian="18pt" style:font-size-complex="18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color="#ffffff" loext:opacity="100%" fo:font-size="14pt" officeooo:rsid="000f9f8f" style:font-size-asian="14pt" style:font-size-complex="14pt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officeooo:rsid="000f9f8f"/>
    </style:style>
    <style:style style:name="T6" style:family="text">
      <style:text-properties officeooo:rsid="00128ab7"/>
    </style:style>
    <style:style style:name="T7" style:family="text">
      <style:text-properties loext:padding="0.049cm" loext:border="0.06pt solid #dedcd1"/>
    </style:style>
    <style:style style:name="T8" style:family="text">
      <style:text-properties loext:padding="0.049cm" loext:border="0.06pt solid #000000"/>
    </style:style>
    <style:style style:name="T9" style:family="text">
      <style:text-properties style:font-name="Liberation Sans"/>
    </style:style>
    <style:style style:name="T10" style:family="text">
      <style:text-properties style:font-name="Liberation Sans" loext:padding="0.049cm" loext:border="0.06pt solid #dedcd1"/>
    </style:style>
    <style:style style:name="T11" style:family="text">
      <style:text-properties style:font-name="Liberation Sans" loext:padding="0.049cm" loext:border="0.06pt solid #000000"/>
    </style:style>
    <style:style style:name="T12" style:family="text">
      <style:text-properties style:font-name="Liberation Sans" fo:font-weight="bold" style:font-weight-asian="bold" style:font-weight-complex="bold"/>
    </style:style>
    <style:style style:name="T13" style:family="text">
      <style:text-properties style:font-name="Liberation Sans" fo:font-weight="normal" style:font-weight-asian="normal" style:font-weight-complex="normal"/>
    </style:style>
    <style:style style:name="T14" style:family="text">
      <style:text-properties officeooo:rsid="001970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Create a React project from scratch</text:span></text:span></text:h>
      <text:p text:style-name="P17">Projeto React Base com ESLint, Prettier e EditorConfig.</text:p>
      <text:p text:style-name="P17"/>
      <text:p text:style-name="P23">Documentações de Referência</text:p>
      <text:p text:style-name="P20">ESLint: <text:a xlink:type="simple" xlink:href="https://eslint.org/docs/latest/" text:style-name="Internet_20_link" text:visited-style-name="Visited_20_Internet_20_Link">https://eslint.org/docs/latest/</text:a></text:p>
      <text:p text:style-name="P20">Prettier: <text:a xlink:type="simple" xlink:href="https://prettier.io/docs/en/" text:style-name="Internet_20_link" text:visited-style-name="Visited_20_Internet_20_Link">https://prettier.io/docs/en/</text:a></text:p>
      <text:p text:style-name="P20">EditorConfig: <text:a xlink:type="simple" xlink:href="https://editorconfig.org/" text:style-name="Internet_20_link" text:visited-style-name="Visited_20_Internet_20_Link">https://editorconfig.org/</text:a></text:p>
      <text:p text:style-name="P20">React: <text:a xlink:type="simple" xlink:href="https://react.dev/" text:style-name="Internet_20_link" text:visited-style-name="Visited_20_Internet_20_Link">https://react.dev/</text:a></text:p>
      <text:p text:style-name="P20">Vite: https://vitejs.dev/</text:p>
      <text:p text:style-name="P17"/>
      <text:p text:style-name="P25"><text:span text:style-name="T5">Step 01: </text:span><text:span text:style-name="T6">Create a new project</text:span></text:p>
      <text:p text:style-name="P4"><text:span text:style-name="T4">Primeiro, vamos criar o projeto React usando Vite (mais rápido e moderno que Create React App):</text:span></text:p>
      <text:p text:style-name="P4"><text:span text:style-name="T4">No terminal, dentro da pasta </text:span><text:span text:style-name="Source_20_Text"><text:span text:style-name="T4">C:\Developer\JSCourse\JS\React</text:span></text:span><text:span text:style-name="T4">:</text:span></text:p>
      <text:p text:style-name="P6"><text:span text:style-name="Source_20_Text"><text:span text:style-name="T4">cd C:\Developer\JSCourse\JS\React</text:span></text:span></text:p>
      <text:p text:style-name="P5"><text:span text:style-name="Source_20_Text"><text:span text:style-name="T4">npm create vite@latest react-base -- --template react</text:span></text:span></text:p>
      <text:p text:style-name="P5"><text:span text:style-name="Source_20_Text"><text:span text:style-name="T4">cd react-base</text:span></text:span></text:p>
      <text:p text:style-name="P5"><text:span text:style-name="Source_20_Text"><text:span text:style-name="T4">npm install</text:span></text:span></text:p>
      <text:p text:style-name="P4"><text:span text:style-name="T4">Vite é a ferramenta recomendada atualmente para criar projetos React, sendo mais rápida que Create React App.</text:span></text:p>
      <text:p text:style-name="P7"/>
      <text:h text:style-name="P2" text:outline-level="2"><text:span text:style-name="Strong_20_Emphasis"><text:span text:style-name="T3">Step</text:span></text:span><text:span text:style-name="Strong_20_Emphasis"><text:span text:style-name="T2"> </text:span></text:span><text:span text:style-name="Strong_20_Emphasis"><text:span text:style-name="T3">0</text:span></text:span><text:span text:style-name="Strong_20_Emphasis"><text:span text:style-name="T2">2: Configurar Prettier</text:span></text:span></text:h>
      <text:p text:style-name="P17">Instale Prettier e o plugin do Prettier para ESLint:</text:p>
      <text:p text:style-name="P6"><text:span text:style-name="Source_20_Text"><text:span text:style-name="T4">npm install --save-dev prettier eslint-plugin-prettier</text:span></text:span></text:p>
      <text:p text:style-name="P4"><text:span text:style-name="T4">Crie um arquivo </text:span><text:span text:style-name="Source_20_Text"><text:span text:style-name="T4">.prettierrc.json</text:span></text:span><text:span text:style-name="T4"> na raiz:</text:span></text:p>
      <text:p text:style-name="P6"><text:span text:style-name="Source_20_Text"><text:span text:style-name="T4">{</text:span></text:span></text:p>
      <text:p text:style-name="P5"><text:span text:style-name="Source_20_Text"><text:span text:style-name="T4"><text:s text:c="2"/>"printWidth": 100,</text:span></text:span></text:p>
      <text:p text:style-name="P5"><text:span text:style-name="Source_20_Text"><text:span text:style-name="T4"><text:s text:c="2"/>"singleQuote": true,</text:span></text:span></text:p>
      <text:p text:style-name="P5"><text:span text:style-name="Source_20_Text"><text:span text:style-name="T4"><text:s text:c="2"/>"trailingComma": "all",</text:span></text:span></text:p>
      <text:p text:style-name="P5"><text:span text:style-name="Source_20_Text"><text:span text:style-name="T4"><text:s text:c="2"/>"semi": true,</text:span></text:span></text:p>
      <text:p text:style-name="P5"><text:span text:style-name="Source_20_Text"><text:span text:style-name="T4"><text:s text:c="2"/>"jsxSingleQuote": true,</text:span></text:span></text:p>
      <text:p text:style-name="P5"><text:span text:style-name="Source_20_Text"><text:span text:style-name="T4"><text:s text:c="2"/>"endOfLine": "auto"</text:span></text:span></text:p>
      <text:p text:style-name="P5"><text:span text:style-name="Source_20_Text"><text:span text:style-name="T4">}</text:span></text:span></text:p>
      <text:list xml:id="list967713729" text:style-name="L2">
        <text:list-item>
          <text:p text:style-name="P14"><text:span text:style-name="Strong_20_Emphasis"><text:span text:style-name="Source_20_Text"><text:span text:style-name="T4">printWidth</text:span></text:span></text:span><text:span text:style-name="T4">: Limite de caracteres por linha (boa prática para leitura).</text:span></text:p>
        </text:list-item>
        <text:list-item>
          <text:p text:style-name="P14"><text:span text:style-name="Strong_20_Emphasis"><text:span text:style-name="Source_20_Text"><text:span text:style-name="T4">singleQuote</text:span></text:span></text:span><text:span text:style-name="T4"> e </text:span><text:span text:style-name="Strong_20_Emphasis"><text:span text:style-name="Source_20_Text"><text:span text:style-name="T4">jsxSingleQuote</text:span></text:span></text:span><text:span text:style-name="T4">: Padrão de projeto consistente.</text:span></text:p>
        </text:list-item>
        <text:list-item>
          <text:p text:style-name="P14"><text:span text:style-name="Strong_20_Emphasis"><text:span text:style-name="Source_20_Text"><text:span text:style-name="T4">trailingComma</text:span></text:span></text:span><text:span text:style-name="T4">: Facilita diffs em git (Padrão de Design: Consistência de código).</text:span></text:p>
        </text:list-item>
        <text:list-item>
          <text:p text:style-name="P14"><text:span text:style-name="Strong_20_Emphasis"><text:span text:style-name="Source_20_Text"><text:span text:style-name="T4">semi</text:span></text:span></text:span><text:span text:style-name="T4">: Semântica de final de instrução explícita.</text:span></text:p>
        </text:list-item>
      </text:list>
      <text:p text:style-name="P17">Documentação: Prettier Docs</text:p>
      <text:p text:style-name="P17"/>
      <text:h text:style-name="P2" text:outline-level="2"><text:span text:style-name="Strong_20_Emphasis"><text:span text:style-name="T3">Step 0</text:span></text:span><text:span text:style-name="Strong_20_Emphasis"><text:span text:style-name="T2">3: Integrar Prettier ao ESLint</text:span></text:span></text:h>
      <text:p text:style-name="P4"><text:span text:style-name="T4">Crie ou edite </text:span><text:span text:style-name="Source_20_Text"><text:span text:style-name="T4">eslint.config.js</text:span></text:span><text:span text:style-name="T4"> (CRA suporta flat config):</text:span></text:p>
      <text:p text:style-name="P6"><text:span text:style-name="Source_20_Text"><text:span text:style-name="T4">// eslint.config.js</text:span></text:span></text:p>
      <text:p text:style-name="P5"><text:span text:style-name="Source_20_Text"><text:span text:style-name="T4">import { defineConfig } from 'eslint/config';</text:span></text:span></text:p>
      <text:p text:style-name="P5"><text:span text:style-name="Source_20_Text"><text:span text:style-name="T4">import pluginPrettier from 'eslint-plugin-prettier';</text:span></text:span></text:p>
      <text:p text:style-name="P10"/>
      <text:p text:style-name="P5"><text:span text:style-name="Source_20_Text"><text:span text:style-name="T4">export default defineConfig({</text:span></text:span></text:p>
      <text:p text:style-name="P5"><text:span text:style-name="Source_20_Text"><text:span text:style-name="T4"><text:s text:c="2"/>files: ['**/*.{js,jsx}'],</text:span></text:span></text:p>
      <text:p text:style-name="P5"><text:span text:style-name="Source_20_Text"><text:span text:style-name="T4"><text:s text:c="2"/>languageOptions: {</text:span></text:span></text:p>
      <text:p text:style-name="P5"><text:span text:style-name="Source_20_Text"><text:span text:style-name="T4"><text:s text:c="4"/>ecmaVersion: 'latest',</text:span></text:span></text:p>
      <text:p text:style-name="P5"><text:span text:style-name="Source_20_Text"><text:span text:style-name="T4"><text:s text:c="4"/>sourceType: 'module',</text:span></text:span></text:p>
      <text:p text:style-name="P5"><text:span text:style-name="Source_20_Text"><text:span text:style-name="T4"><text:s text:c="4"/>parserOptions: {</text:span></text:span></text:p>
      <text:p text:style-name="P5"><text:soft-page-break/><text:span text:style-name="Source_20_Text"><text:span text:style-name="T4"><text:s text:c="6"/>ecmaFeatures: { jsx: true },</text:span></text:span></text:p>
      <text:p text:style-name="P5"><text:span text:style-name="Source_20_Text"><text:span text:style-name="T4"><text:s text:c="4"/>},</text:span></text:span></text:p>
      <text:p text:style-name="P5"><text:span text:style-name="Source_20_Text"><text:span text:style-name="T4"><text:s text:c="2"/>},</text:span></text:span></text:p>
      <text:p text:style-name="P5"><text:span text:style-name="Source_20_Text"><text:span text:style-name="T4"><text:s text:c="2"/>plugins: {</text:span></text:span></text:p>
      <text:p text:style-name="P5"><text:span text:style-name="Source_20_Text"><text:span text:style-name="T4"><text:s text:c="4"/>prettier: pluginPrettier,</text:span></text:span></text:p>
      <text:p text:style-name="P5"><text:span text:style-name="Source_20_Text"><text:span text:style-name="T4"><text:s text:c="2"/>},</text:span></text:span></text:p>
      <text:p text:style-name="P5"><text:span text:style-name="Source_20_Text"><text:span text:style-name="T4"><text:s text:c="2"/>rules: {</text:span></text:span></text:p>
      <text:p text:style-name="P5"><text:span text:style-name="Source_20_Text"><text:span text:style-name="T4"><text:s text:c="4"/>'prettier/prettier': 'error', // Faz Prettier reportar erros no ESLint</text:span></text:span></text:p>
      <text:p text:style-name="P5"><text:span text:style-name="Source_20_Text"><text:span text:style-name="T4"><text:s text:c="4"/>'no-unused-vars': 'warn', <text:s text:c="4"/>// Boa prática: avisar sobre variáveis não usadas</text:span></text:span></text:p>
      <text:p text:style-name="P5"><text:span text:style-name="Source_20_Text"><text:span text:style-name="T4"><text:s text:c="2"/>},</text:span></text:span></text:p>
      <text:p text:style-name="P5"><text:span text:style-name="Source_20_Text"><text:span text:style-name="T4">});</text:span></text:span></text:p>
      <text:list xml:id="list3154189543" text:style-name="L3">
        <text:list-item>
          <text:p text:style-name="P15"><text:span text:style-name="Strong_20_Emphasis"><text:span text:style-name="T4">Padrão de Design:</text:span></text:span><text:span text:style-name="T4"> </text:span><text:span text:style-name="Emphasis"><text:span text:style-name="T4">Separation of Concerns</text:span></text:span><text:span text:style-name="T4"> — mantém ESLint e Prettier integrados, mas cada ferramenta com responsabilidades claras.</text:span></text:p>
        </text:list-item>
        <text:list-item>
          <text:p text:style-name="P18">Documentação: ESLint Flat Config</text:p>
        </text:list-item>
      </text:list>
      <text:p text:style-name="P21"/>
      <text:h text:style-name="P3" text:outline-level="2"><text:span text:style-name="Strong_20_Emphasis"><text:span text:style-name="T3">Step</text:span></text:span><text:span text:style-name="Strong_20_Emphasis"><text:span text:style-name="T2"> 4: Configurar EditorConfig</text:span></text:span></text:h>
      <text:p text:style-name="P4"><text:span text:style-name="T4">EditorConfig ajuda a manter padrões de formatação entre editores. Crie </text:span><text:span text:style-name="Source_20_Text"><text:span text:style-name="T4">.editorconfig</text:span></text:span><text:span text:style-name="T4">:</text:span></text:p>
      <text:p text:style-name="P17"/>
      <text:p text:style-name="P6"><text:span text:style-name="Source_20_Text"><text:span text:style-name="T4">root = true</text:span></text:span></text:p>
      <text:p text:style-name="P6"><text:span text:style-name="Source_20_Text"><text:span text:style-name="T4">[*]</text:span></text:span></text:p>
      <text:p text:style-name="P5"><text:span text:style-name="Source_20_Text"><text:span text:style-name="T4">charset = utf-8</text:span></text:span></text:p>
      <text:p text:style-name="P5"><text:span text:style-name="Source_20_Text"><text:span text:style-name="T4">end_of_line = lf</text:span></text:span></text:p>
      <text:p text:style-name="P5"><text:span text:style-name="Source_20_Text"><text:span text:style-name="T4">insert_final_newline = true</text:span></text:span></text:p>
      <text:p text:style-name="P5"><text:span text:style-name="Source_20_Text"><text:span text:style-name="T4">indent_style = space</text:span></text:span></text:p>
      <text:p text:style-name="P5"><text:span text:style-name="Source_20_Text"><text:span text:style-name="T4">indent_size = 2</text:span></text:span></text:p>
      <text:p text:style-name="P5"><text:span text:style-name="Source_20_Text"><text:span text:style-name="T4">trim_trailing_whitespace = true</text:span></text:span></text:p>
      <text:p text:style-name="P10"/>
      <text:p text:style-name="P5"><text:span text:style-name="Source_20_Text"><text:span text:style-name="T4">[*.{js,jsx}]</text:span></text:span></text:p>
      <text:p text:style-name="P5"><text:span text:style-name="Source_20_Text"><text:span text:style-name="T4">max_line_length = 100</text:span></text:span></text:p>
      <text:list xml:id="list4229325567" text:style-name="L4">
        <text:list-item>
          <text:p text:style-name="P19">Isso garante consistência entre VSCode, WebStorm, etc.</text:p>
        </text:list-item>
        <text:list-item>
          <text:p text:style-name="P19">Documentação: EditorConfig</text:p>
        </text:list-item>
      </text:list>
      <text:p text:style-name="P17"/>
      <text:h text:style-name="P3" text:outline-level="2"><text:span text:style-name="Strong_20_Emphasis"><text:span text:style-name="T3">Step</text:span></text:span><text:span text:style-name="Strong_20_Emphasis"><text:span text:style-name="T2"> 5: Estrutura de pastas recomendada</text:span></text:span></text:h>
      <text:p text:style-name="P6"><text:span text:style-name="Source_20_Text"><text:span text:style-name="T4">react-base/</text:span></text:span></text:p>
      <text:p text:style-name="P5"><text:span text:style-name="Source_20_Text"><text:span text:style-name="T4">│</text:span></text:span></text:p>
      <text:p text:style-name="P5"><text:span text:style-name="Source_20_Text"><text:span text:style-name="T4">├─ public/ <text:s text:c="10"/># Arquivos estáticos</text:span></text:span></text:p>
      <text:p text:style-name="P5"><text:span text:style-name="Source_20_Text"><text:span text:style-name="T4">├─ src/</text:span></text:span></text:p>
      <text:p text:style-name="P5"><text:span text:style-name="Source_20_Text"><text:span text:style-name="T4">│ <text:s/>├─ assets/ <text:s text:c="7"/># Imagens, ícones, fontes</text:span></text:span></text:p>
      <text:p text:style-name="P5"><text:span text:style-name="Source_20_Text"><text:span text:style-name="T4">│ <text:s/>├─ components/ <text:s text:c="3"/># Componentes React reutilizáveis (Atomic Design)</text:span></text:span></text:p>
      <text:p text:style-name="P5"><text:span text:style-name="Source_20_Text"><text:span text:style-name="T4">│ <text:s/>├─ pages/ <text:s text:c="8"/># Páginas (views)</text:span></text:span></text:p>
      <text:p text:style-name="P5"><text:span text:style-name="Source_20_Text"><text:span text:style-name="T4">│ <text:s/>├─ hooks/ <text:s text:c="8"/># Custom Hooks</text:span></text:span></text:p>
      <text:p text:style-name="P5"><text:span text:style-name="Source_20_Text"><text:span text:style-name="T4">│ <text:s/>├─ services/ <text:s text:c="5"/># API, lógica de negócio</text:span></text:span></text:p>
      <text:p text:style-name="P5"><text:span text:style-name="Source_20_Text"><text:span text:style-name="T4">│ <text:s/>├─ styles/ <text:s text:c="7"/># Variáveis globais, mixins</text:span></text:span></text:p>
      <text:p text:style-name="P5"><text:span text:style-name="Source_20_Text"><text:span text:style-name="T4">│ <text:s/>└─ App.js</text:span></text:span></text:p>
      <text:p text:style-name="P5"><text:span text:style-name="Source_20_Text"><text:span text:style-name="T4">│ <text:s/>└─ index.js</text:span></text:span></text:p>
      <text:p text:style-name="P5"><text:span text:style-name="Source_20_Text"><text:span text:style-name="T4">├─ .prettierrc.json</text:span></text:span></text:p>
      <text:p text:style-name="P5"><text:span text:style-name="Source_20_Text"><text:span text:style-name="T4">├─ .editorconfig</text:span></text:span></text:p>
      <text:p text:style-name="P5"><text:span text:style-name="Source_20_Text"><text:span text:style-name="T4">├─ package.json</text:span></text:span></text:p>
      <text:p text:style-name="P5"><text:span text:style-name="Source_20_Text"><text:span text:style-name="T4">└─ eslint.config.js</text:span></text:span></text:p>
      <text:list xml:id="list326618580" text:style-name="L5">
        <text:list-item>
          <text:p text:style-name="P16"><text:span text:style-name="Strong_20_Emphasis"><text:span text:style-name="T4">Atomic Design:</text:span></text:span><text:span text:style-name="T4"> separa componentes por nível de granularidade (átomos, moléculas, organismos).</text:span></text:p>
        </text:list-item>
        <text:list-item>
          <text:p text:style-name="P16"><text:span text:style-name="Strong_20_Emphasis"><text:span text:style-name="T4">Separation of Concerns:</text:span></text:span><text:span text:style-name="T4"> serviços, hooks e estilos separados.</text:span></text:p>
        </text:list-item>
      </text:list>
      <text:p text:style-name="P21"><text:soft-page-break/></text:p>
      <text:p text:style-name="P24">Passo 6: Scripts úteis no package.json</text:p>
      <text:p text:style-name="P22">Adicione scripts para manter código limpo:</text:p>
      <text:p text:style-name="P47">{</text:p>
      <text:p text:style-name="P46"><text:s text:c="2"/>"scripts": {</text:p>
      <text:p text:style-name="P46"><text:s text:c="4"/>"start": "react-scripts start",</text:p>
      <text:p text:style-name="P46"><text:s text:c="4"/>"build": "react-scripts build",</text:p>
      <text:p text:style-name="P46"><text:s text:c="4"/>"lint": "npx eslint 'src/**/*.{js,jsx}' --fix",</text:p>
      <text:p text:style-name="P46"><text:s text:c="4"/>"format": "npx prettier --write 'src/**/*.{js,jsx,json,css,scss,md}'"</text:p>
      <text:p text:style-name="P46"><text:s text:c="2"/>}</text:p>
      <text:p text:style-name="P46">}</text:p>
      <text:list xml:id="list1505277236" text:style-name="L6">
        <text:list-item>
          <text:p text:style-name="P26">lint → Corrige automaticamente problemas de ESLint.</text:p>
        </text:list-item>
        <text:list-item>
          <text:p text:style-name="P26">format → Aplica Prettier a todos os arquivos relevantes.</text:p>
        </text:list-item>
      </text:list>
      <text:p text:style-name="P28"/>
      <text:p text:style-name="P34">Resumo das boas práticas profissionais aplicadas</text:p>
      <text:list xml:id="list3577123539" text:style-name="L7">
        <text:list-item>
          <text:p text:style-name="P27">Usar CRA como base para evitar conflitos de dependência.</text:p>
        </text:list-item>
        <text:list-item>
          <text:p text:style-name="P27">Prettier integrado ao ESLint para formatação consistente.</text:p>
        </text:list-item>
        <text:list-item>
          <text:p text:style-name="P27">EditorConfig para padronizar formatação entre editores.</text:p>
        </text:list-item>
        <text:list-item>
          <text:p text:style-name="P27">Atomic Design na organização de pastas de componentes.</text:p>
        </text:list-item>
        <text:list-item>
          <text:p text:style-name="P27">Separation of Concerns: código organizado por responsabilidade.</text:p>
        </text:list-item>
        <text:list-item>
          <text:p text:style-name="P27">Scripts de lint/format para automatizar qualidade de código.</text:p>
        </text:list-item>
      </text:list>
      <text:p text:style-name="P28"/>
      <text:p text:style-name="P33">Passo 2: Instalar Dependências de Desenvolvimento </text:p>
      <text:p text:style-name="P28">npm install -D eslint prettier eslint-config-prettier eslint-plugin-prettier eslint-plugin-react eslint-plugin-react-hooks eslint-plugin-react-refresh @eslint/js</text:p>
      <text:p text:style-name="P28"><text:span text:style-name="Strong_20_Emphasis"><text:span text:style-name="T9">Explicação dos pacotes:</text:span></text:span></text:p>
      <text:list xml:id="list1643402037" text:style-name="L8">
        <text:list-item>
          <text:p text:style-name="P35"><text:span text:style-name="Source_20_Text"><text:span text:style-name="T9">eslint</text:span></text:span><text:span text:style-name="T9">: Linter principal </text:span></text:p>
        </text:list-item>
        <text:list-item>
          <text:p text:style-name="P35"><text:span text:style-name="Source_20_Text"><text:span text:style-name="T9">prettier</text:span></text:span><text:span text:style-name="T9">: Formatador de código </text:span></text:p>
        </text:list-item>
        <text:list-item>
          <text:p text:style-name="P35"><text:span text:style-name="Source_20_Text"><text:span text:style-name="T9">eslint-config-prettier</text:span></text:span><text:span text:style-name="T9">: Desabilita regras do ESLint que conflitam com Prettier </text:span></text:p>
        </text:list-item>
        <text:list-item>
          <text:p text:style-name="P35"><text:span text:style-name="Source_20_Text"><text:span text:style-name="T9">eslint-plugin-prettier</text:span></text:span><text:span text:style-name="T9">: Executa Prettier como regra do ESLint </text:span></text:p>
        </text:list-item>
        <text:list-item>
          <text:p text:style-name="P35"><text:span text:style-name="Source_20_Text"><text:span text:style-name="T9">eslint-plugin-react</text:span></text:span><text:span text:style-name="T9">: Regras específicas do React </text:span></text:p>
        </text:list-item>
        <text:list-item>
          <text:p text:style-name="P35"><text:span text:style-name="Source_20_Text"><text:span text:style-name="T9">eslint-plugin-react-hooks</text:span></text:span><text:span text:style-name="T9">: Regras para React Hooks </text:span></text:p>
        </text:list-item>
        <text:list-item>
          <text:p text:style-name="P12"><text:span text:style-name="Source_20_Text"><text:span text:style-name="T9">eslint-plugin-react-refresh</text:span></text:span><text:span text:style-name="T9">: Regras para Fast Refresh do Vite</text:span></text:p>
        </text:list-item>
      </text:list>
      <text:p text:style-name="P28"/>
      <text:p text:style-name="P33">Passo 3: Configurar EditorConfig </text:p>
      <text:p text:style-name="P28"><text:span text:style-name="T10">Crie </text:span><text:span text:style-name="Source_20_Text"><text:span text:style-name="T11">.editorconfig </text:span></text:span><text:span text:style-name="T10">na raiz:</text:span></text:p>
      <text:p text:style-name="P30"/>
      <text:p text:style-name="P38"><text:span text:style-name="T7"># EditorConfig mantém estilos de codificação consistentes entre diferentes editores e IDEs # Documentação oficial: https://editorconfig.org/ # Indica que este é o arquivo EditorConfig raiz root = true # Configurações para todos os arquivos [*] # Charset: UTF-8 é o padrão universal para suportar caracteres internacionais charset = utf-8 # End of Line: LF (\n) é o padrão Unix/Linux/Mac moderno # CRLF (\r\n) é Windows, mas LF funciona em todos os sistemas modernos end_of_line = lf # Insert Final Newline: POSIX compliance - arquivos devem terminar com newline # Fonte: https://pubs.opengroup.org/onlinepubs/9699919799/basedefs/V1_chap03.html#tag_03_206 insert_final_newline = true # Indent Style: Espaços são mais </text:span><text:soft-page-break/><text:span text:style-name="T7">consistentes entre editores que tabs indent_style = space # Indent Size: 2 espaços é o padrão da comunidade JavaScript/React # Referência: Airbnb Style Guide, Google JavaScript Style Guide indent_size = 2 # Trim Trailing Whitespace: Remove espaços em branco desnecessários # Melhora diffs no Git e previne inconsistências trim_trailing_whitespace = true # Configuração específica para arquivos Markdown # Justificativa: Alguns formatadores Markdown usam trailing spaces para line breaks [*.md] trim_trailing_whitespace = false max_line_length = off # Configuração para arquivos JSON e YAML [*.{json,yml,yaml}] indent_size = 2 # Configuração para package.json especificamente # npm usa 2 espaços por padrão [package.json] indent_size = 2</text:span> </text:p>
      <text:p text:style-name="P28"/>
      <text:p text:style-name="P33">Passo 4: Configurar Prettier </text:p>
      <text:p text:style-name="P28"/>
      <text:p text:style-name="P28"><text:span text:style-name="T9">Crie </text:span><text:span text:style-name="Source_20_Text"><text:span text:style-name="T9">.prettierrc</text:span></text:span><text:span text:style-name="T9"> na raiz: </text:span></text:p>
      <text:p text:style-name="P28"/>
      <text:p text:style-name="P38"><text:span text:style-name="T7">{ "semi": true, "trailingComma": "es5", "singleQuote": true, "printWidth": 80, "tabWidth": 2, "useTabs": false, "arrowParens": "always", "endOfLine": "lf", "bracketSpacing": true, "bracketSameLine": false, "jsxSingleQuote": false, "quoteProps": "as-needed", "proseWrap": "preserve" }</text:span> </text:p>
      <text:p text:style-name="P28"/>
      <text:p text:style-name="P28"><text:span text:style-name="T9">Crie </text:span><text:span text:style-name="Source_20_Text"><text:span text:style-name="T9">.prettierignore</text:span></text:span><text:span text:style-name="T9">: </text:span></text:p>
      <text:p text:style-name="P38"># Dependências - não devem ser formatadas</text:p>
      <text:p text:style-name="P37">node_modules</text:p>
      <text:p text:style-name="P37">package-lock.json</text:p>
      <text:p text:style-name="P37">yarn.lock</text:p>
      <text:p text:style-name="P37">pnpm-lock.yaml</text:p>
      <text:p text:style-name="P37"/>
      <text:p text:style-name="P37"># Build outputs - arquivos gerados automaticamente</text:p>
      <text:p text:style-name="P37">dist</text:p>
      <text:p text:style-name="P37">build</text:p>
      <text:p text:style-name="P37">.next</text:p>
      <text:p text:style-name="P37">out</text:p>
      <text:p text:style-name="P37">coverage</text:p>
      <text:p text:style-name="P37"/>
      <text:p text:style-name="P37"># Cache e arquivos temporários</text:p>
      <text:p text:style-name="P37">.cache</text:p>
      <text:p text:style-name="P37">.vscode</text:p>
      <text:p text:style-name="P37">.idea</text:p>
      <text:p text:style-name="P37">*.log</text:p>
      <text:p text:style-name="P37"/>
      <text:p text:style-name="P37"># Sistema operacional</text:p>
      <text:p text:style-name="P37">.DS_Store</text:p>
      <text:p text:style-name="P37">Thumbs.db</text:p>
      <text:p text:style-name="P37"/>
      <text:p text:style-name="P37"># Arquivos específicos que não devem ser formatados</text:p>
      <text:p text:style-name="P37">*.min.js</text:p>
      <text:p text:style-name="P37">*.min.css</text:p>
      <text:p text:style-name="P28"/>
      <text:p text:style-name="P28"><text:soft-page-break/></text:p>
      <text:p text:style-name="P33">Passo 5: Configurar ESLint</text:p>
      <text:p text:style-name="P28"><text:span text:style-name="T9">Crie </text:span><text:span text:style-name="Source_20_Text"><text:span text:style-name="T9">eslint.config.js</text:span></text:span><text:span text:style-name="T9"> na raiz (formato moderno - flat config): </text:span></text:p>
      <text:p text:style-name="P28"/>
      <text:p text:style-name="P38"><text:span text:style-name="T7">/** * ESLint Configuration (Flat Config Format) * Documentação: https://eslint.org/docs/latest/use/configure/configuration-files-new * * PADRÃO DE DESIGN: Configuration Object Pattern * Centraliza todas as configurações em objetos estruturados, * facilitando manutenção e compreensão das regras aplicadas. * * IMPORTANTE: Este é o formato NOVO (ESLint 9+), chamado "Flat Config" * Substitui o antigo .eslintrc.* por ser mais simples e flexível. */ import js from '@eslint/js'; import reactPlugin from 'eslint-plugin-react'; import reactHooksPlugin from 'eslint-plugin-react-hooks'; import reactRefreshPlugin from 'eslint-plugin-react-refresh'; import prettierConfig from 'eslint-config-prettier'; import prettierPlugin from 'eslint-plugin-prettier'; export default [ // Configuração base recomendada do ESLint // Fonte: https://eslint.org/docs/latest/rules/ js.configs.recommended, // Configurações globais { // Define para quais arquivos estas regras se aplicam files: ['**/*.{js,jsx}'], // Configuração de linguagem languageOptions: { ecmaVersion: 'latest', // Suporta sintaxe JavaScript mais recente sourceType: 'module', // Código usa ES Modules (import/export) // Variáveis globais disponíveis globals: { // Browser globals window: 'readonly', document: 'readonly', navigator: 'readonly', console: 'readonly', // Node.js globals (para arquivos de config) process: 'readonly', __dirname: 'readonly', __filename: 'readonly', module: 'readonly', require: 'readonly', }, // Parser options para JSX parserOptions: { ecmaFeatures: { jsx: true, // Habilita parsing de JSX }, }, }, // Plugins utilizados plugins: { react: reactPlugin, 'react-hooks': reactHooksPlugin, 'react-refresh': reactRefreshPlugin, prettier: prettierPlugin, }, // Configurações específicas do React settings: { react: { version: 'detect', // Detecta automaticamente a versão do React instalada }, }, /** * REGRAS CUSTOMIZADAS * Documentação de cada regra disponível em: https://eslint.org/docs/latest/rules/ */ rules: { // ======================================== // PRETTIER INTEGRATION // ======================================== // Executa Prettier como regra do ESLint // Fonte: https://github.com/prettier/eslint-plugin-prettier 'prettier/prettier': ['error', {}, { usePrettierrc: true }], // ======================================== // REACT RULES // ======================================== // React 17+ não requer import React em arquivos JSX // Fonte: https://react.dev/blog/2020/09/22/introducing-the-new-jsx-transform 'react/react-in-jsx-scope': 'off', 'react/jsx-uses-react': 'off', // Avisa sobre PropTypes faltando (boa prática para documentação) 'react/prop-types': 'warn', // Previne variáveis JSX não utilizadas 'react/jsx-uses-vars': 'error', // Garante uso correto de key em listas 'react/jsx-key': 'error', // Previne uso de índice como key (anti-pattern) 'react/no-array-index-key': 'warn', // ======================================== // REACT HOOKS </text:span><text:soft-page-break/><text:span text:style-name="T7">RULES // Fonte: https://react.dev/reference/rules/rules-of-hooks // ======================================== ...reactHooksPlugin.configs.recommended.rules, // ======================================== // REACT REFRESH (Vite Fast Refresh) // ======================================== 'react-refresh/only-export-components': [ 'warn', { allowConstantExport: true }, ], // ======================================== // JAVASCRIPT BEST PRACTICES // ======================================== // Console: Avisa sobre console.log (devem ser removidos em produção) 'no-console': ['warn', { allow: ['warn', 'error'] }], // Variáveis não utilizadas (com exceções úteis) 'no-unused-vars': [ 'warn', { argsIgnorePattern: '^_', // Ignora args que começam com _ varsIgnorePattern: '^_', // Ignora vars que começam com _ }, ], // Variáveis não definidas 'no-undef': 'error', // ======================================== // CODE STYLE (complementam Prettier) // ======================================== // Ponto e vírgula: OBRIGATÓRIO // Justificativa: Previne bugs de ASI (Automatic Semicolon Insertion) semi: ['error', 'always'], // Aspas: simples para JavaScript, duplas para JSX quotes: ['error', 'single', { avoidEscape: true }], // Vírgula trailing: ES5 style (objetos, arrays) 'comma-dangle': ['error', 'es5'], // ======================================== // MODERN JAVASCRIPT // ======================================== // Proíbe uso de var (use let/const) // Fonte: https://developer.mozilla.org/en-US/docs/Web/JavaScript/Reference/Statements/var 'no-var': 'error', // Prefere const quando variável não é reatribuída 'prefer-const': 'error', // Prefere arrow functions em callbacks 'prefer-arrow-callback': 'warn', // Prefere template literals em vez de concatenação 'prefer-template': 'warn', // Prefere destructuring quando possível 'prefer-destructuring': [ 'warn', { array: false, // Não força para arrays (pode ser verboso) object: true, // Força para objetos }, ], // ======================================== // COMPARISON &amp; EQUALITY // ======================================== // Força uso de === e !== (evita type coercion) eqeqeq: ['error', 'always'], // ======================================== // ERROR PREVENTION // ======================================== // Previne reatribuição de parâmetros de função 'no-param-reassign': ['error', { props: false }], // Previne código unreachable 'no-unreachable': 'error', // Previne comparações desnecessárias 'no-constant-condition': 'warn', // Previne funções assíncronas sem await 'require-await': 'warn', }, }, // Aplica configuração do Prettier por último para desabilitar regras conflitantes // Fonte: https://github.com/prettier/eslint-config-prettier prettierConfig, // Ignora arquivos/diretórios específicos { ignores: [ 'node_modules/**', 'dist/**', 'build/**', 'coverage/**', '*.config.js', 'vite.config.js', ], }, ];</text:span> </text:p>
      <text:p text:style-name="P28"><text:soft-page-break/></text:p>
      <text:p text:style-name="P33">Passo 6: Configurar VS Code </text:p>
      <text:p text:style-name="P28"><text:span text:style-name="T9">Crie a pasta </text:span><text:span text:style-name="Source_20_Text"><text:span text:style-name="T9">.vscode</text:span></text:span><text:span text:style-name="T9"> e o arquivo </text:span><text:span text:style-name="Source_20_Text"><text:span text:style-name="T9">settings.json</text:span></text:span><text:span text:style-name="T9">: </text:span></text:p>
      <text:p text:style-name="P28"/>
      <text:p text:style-name="P38"><text:span text:style-name="T7">{ "editor.formatOnSave": true, "editor.defaultFormatter": "esbenp.prettier-vscode", "editor.codeActionsOnSave": { "source.fixAll.eslint": "explicit", "source.organizeImports": "explicit" }, "eslint.enable": true, "eslint.validate": [ "javascript", "javascriptreact", "typescript", "typescriptreact" ], "eslint.options": { "overrideConfigFile": "eslint.config.js" }, "[javascript]": { "editor.defaultFormatter": "esbenp.prettier-vscode" }, "[javascriptreact]": { "editor.defaultFormatter": "esbenp.prettier-vscode" }, "[typescript]": { "editor.defaultFormatter": "esbenp.prettier-vscode" }, "[typescriptreact]": { "editor.defaultFormatter": "esbenp.prettier-vscode" }, "[json]": { "editor.defaultFormatter": "esbenp.prettier-vscode" }, "[jsonc]": { "editor.defaultFormatter": "esbenp.prettier-vscode" }, "[css]": { "editor.defaultFormatter": "esbenp.prettier-vscode" }, "[html]": { "editor.defaultFormatter": "esbenp.prettier-vscode" }, "files.eol": "\n", "files.insertFinalNewline": true, "files.trimTrailingWhitespace": true, "[markdown]": { "files.trimTrailingWhitespace": false }, "javascript.updateImportsOnFileMove.enabled": "always", "typescript.updateImportsOnFileMove.enabled": "always" }</text:span> </text:p>
      <text:p text:style-name="P28"/>
      <text:p text:style-name="P28"><text:span text:style-name="T9">Crie </text:span><text:span text:style-name="Source_20_Text"><text:span text:style-name="T9">.vscode/extensions.json</text:span></text:span><text:span text:style-name="T9"> para recomendar extensões: </text:span></text:p>
      <text:p text:style-name="P28"/>
      <text:p text:style-name="P38">{</text:p>
      <text:p text:style-name="P37"><text:s text:c="2"/>"recommendations": [</text:p>
      <text:p text:style-name="P37"><text:s text:c="4"/>"dbaeumer.vscode-eslint",</text:p>
      <text:p text:style-name="P37"><text:s text:c="4"/>"esbenp.prettier-vscode",</text:p>
      <text:p text:style-name="P37"><text:s text:c="4"/>"editorconfig.editorconfig",</text:p>
      <text:p text:style-name="P37"><text:s text:c="4"/>"dsznajder.es7-react-js-snippets",</text:p>
      <text:p text:style-name="P37"><text:s text:c="4"/>"christian-kohler.path-intellisense",</text:p>
      <text:p text:style-name="P37"><text:s text:c="4"/>"formulahendry.auto-rename-tag",</text:p>
      <text:p text:style-name="P37"><text:s text:c="4"/>"bradlc.vscode-tailwindcss"</text:p>
      <text:p text:style-name="P37"><text:s text:c="2"/>]</text:p>
      <text:p text:style-name="P37">}</text:p>
      <text:p text:style-name="P28"/>
      <text:p text:style-name="P33">Passo 7: Atualizar package.json</text:p>
      <text:p text:style-name="P28"><text:span text:style-name="T9">Adicione estes scripts ao </text:span><text:span text:style-name="Source_20_Text"><text:span text:style-name="T9">package.json</text:span></text:span><text:span text:style-name="T9">: </text:span></text:p>
      <text:p text:style-name="P38">{</text:p>
      <text:p text:style-name="P37"><text:s text:c="2"/>"scripts": {</text:p>
      <text:p text:style-name="P37"><text:s text:c="4"/>"dev": "vite",</text:p>
      <text:p text:style-name="P37"><text:s text:c="4"/>"build": "vite build",</text:p>
      <text:p text:style-name="P37"><text:s text:c="4"/>"preview": "vite preview",</text:p>
      <text:p text:style-name="P37"><text:s text:c="4"/>"lint": "eslint .",</text:p>
      <text:p text:style-name="P37"><text:s text:c="4"/>"lint:fix": "eslint . --fix",</text:p>
      <text:p text:style-name="P37"><text:s text:c="4"/>"format": "prettier --write \"src/**/*.{js,jsx,ts,tsx,json,css,scss,md}\"",</text:p>
      <text:p text:style-name="P37"><text:s text:c="4"/>"format:check": "prettier --check \"src/**/*.{js,jsx,ts,tsx,json,css,scss,md}\"",</text:p>
      <text:p text:style-name="P37"><text:s text:c="4"/>"type-check": "tsc --noEmit",</text:p>
      <text:p text:style-name="P37"><text:soft-page-break/><text:s text:c="4"/>"prepare": "husky install"</text:p>
      <text:p text:style-name="P37"><text:s text:c="2"/>}</text:p>
      <text:p text:style-name="P37">}</text:p>
      <text:p text:style-name="P28"/>
      <text:p text:style-name="P33">Passo 8: Componente de Exemplo com Boas Práticas</text:p>
      <text:p text:style-name="P28"><text:span text:style-name="T9">Crie </text:span><text:span text:style-name="Source_20_Text"><text:span text:style-name="T9">src/components/Button/Button.jsx</text:span></text:span><text:span text:style-name="T9">: </text:span></text:p>
      <text:p text:style-name="P28"/>
      <text:p text:style-name="P28"/>
      <text:p text:style-name="P32">Para rodar o projeto</text:p>
      <text:h text:style-name="P8" text:outline-level="3">Diferença <text:span text:style-name="T14">entre CRA e Vite:</text:span></text:h>
      <text:list xml:id="list322730256" text:style-name="L9">
        <text:list-item>
          <text:p text:style-name="P36"><text:span text:style-name="Strong_20_Emphasis"><text:span text:style-name="T13">Create React App (CRA)</text:span></text:span><text:span text:style-name="T13"> → usa </text:span><text:span text:style-name="Source_20_Text"><text:span text:style-name="T13">npm start</text:span></text:span><text:span text:style-name="T13">.</text:span></text:p>
        </text:list-item>
        <text:list-item>
          <text:p text:style-name="P36"><text:span text:style-name="Strong_20_Emphasis"><text:span text:style-name="T13">Vite</text:span></text:span><text:span text:style-name="T13"> → usa </text:span><text:span text:style-name="Source_20_Text"><text:span text:style-name="T13">npm run dev</text:span></text:span><text:span text:style-name="T13">.</text:span></text:p>
        </text:list-item>
      </text:list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03T09:29:59.764000000</meta:creation-date>
    <dc:date>2025-10-07T17:23:14.350000000</dc:date>
    <meta:editing-duration>PT2H9M54S</meta:editing-duration>
    <meta:editing-cycles>15</meta:editing-cycles>
    <meta:generator>LibreOffice/7.0.4.2$Windows_X86_64 LibreOffice_project/dcf040e67528d9187c66b2379df5ea4407429775</meta:generator>
    <meta:document-statistic meta:table-count="0" meta:image-count="0" meta:object-count="0" meta:page-count="8" meta:paragraph-count="187" meta:word-count="1723" meta:character-count="14804" meta:non-whitespace-character-count="13069"/>
  </office:meta>
</office:document-meta>
</file>